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2" style:family="graphic" style:parent-style-name="standard">
      <style:graphic-properties draw:textarea-horizontal-align="justify" draw:textarea-vertical-align="middle" draw:auto-grow-height="false" fo:min-height="0.3cm" fo:min-width="0.05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4.1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6.9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1.3cm" fo:min-width="1.05cm"/>
    </style:style>
    <style:style style:name="gr7" style:family="graphic" style:parent-style-name="standard">
      <style:graphic-properties draw:textarea-horizontal-align="justify" draw:textarea-vertical-align="middle" draw:auto-grow-height="false" fo:min-height="0.907cm" fo:min-width="3.1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.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217cm" fo:min-width="0.2cm"/>
    </style:style>
    <style:style style:name="gr14" style:family="graphic" style:parent-style-name="standard">
      <style:graphic-properties svg:stroke-color="#111111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1.2cm" svg:x="0cm" svg:y="0cm">
          <text:p text:style-name="P1">Method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1.1cm" svg:x="9.7cm" svg:y="1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6cm" svg:height="1.1cm" svg:x="8cm" svg:y="3.3cm">
          <text:p text:style-name="P1"><text:span text:style-name="T1">Se</text:span><text:span text:style-name="T1">ts </text:span><text:span text:style-name="T1">up </text:span><text:span text:style-name="T1">va</text:span><text:span text:style-name="T1">ria</text:span><text:span text:style-name="T1">bl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4cm" svg:height="1.1cm" svg:x="6.6cm" svg:y="5.1cm">
          <text:p text:style-name="P1"><text:span text:style-name="T2">Calls method 1 to list </text:span><text:span text:style-name="T2">all students to the </text:span><text:span text:style-name="T2">scree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cm" svg:height="1.1cm" svg:x="7.9cm" svg:y="9.7cm">
          <text:p text:style-name="P1"><text:span text:style-name="T3">Resets </text:span><text:span text:style-name="T3">number </text:span><text:span text:style-name="T3">vari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6cm" svg:height="1.8cm" svg:x="7.4cm" svg:y="11.2cm">
          <text:p text:style-name="P1"><text:span text:style-name="T2">Writes to screen </text:span><text:span text:style-name="T2">“Enter the Number</text:span></text:p>
          <text:p text:style-name="P1"><text:span text:style-name="T2"><text:s/></text:span><text:span text:style-name="T2">of the student you </text:span><text:span text:style-name="T2">want to update: ”</text:span></text:p>
          <text:p text:style-name="P1"><text:span text:style-name="T2">And accepts the </text:span><text:span text:style-name="T2">user respon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cm" svg:height="3.1cm" svg:x="8.7cm" svg:y="13.7cm">
          <text:p text:style-name="P1"><text:span text:style-name="T4">FOREA</text:span><text:span text:style-name="T4">CH</text:span></text:p>
          <text:p text:style-name="P1"><text:span text:style-name="T4">Charict</text:span><text:span text:style-name="T4">er in </text:span><text:span text:style-name="T4">user </text:span><text:span text:style-name="T4">inp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2" draw:id="id2" draw:layer="layout" svg:width="3.6cm" svg:height="1.157cm" svg:x="11.2cm" svg:y="20.5cm">
          <text:p text:style-name="P1"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i</text:span><text:span text:style-name="T2">s </text:span><text:span text:style-name="T2">s</text:span><text:span text:style-name="T2">e</text:span><text:span text:style-name="T2">t </text:span><text:span text:style-name="T2">t</text:span><text:span text:style-name="T2">o </text:span><text:span text:style-name="T2">t</text:span><text:span text:style-name="T2">r</text:span><text:span text:style-name="T2">u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3.1cm" svg:height="3.1cm" svg:x="8.7cm" svg:y="17.2cm">
          <text:p text:style-name="P1"><text:span text:style-name="T5">IF charicter is greater</text:span></text:p>
          <text:p text:style-name="P1"><text:span text:style-name="T5">Than ‘0’ and less</text:span></text:p>
          <text:p text:style-name="P1"><text:span text:style-name="T5">Than ‘9’ and if number</text:span></text:p>
          <text:p text:style-name="P1"><text:span text:style-name="T5"><text:s/></text:span><text:span text:style-name="T5">variable is 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3" draw:id="id3" draw:layer="layout" svg:width="3.6cm" svg:height="1.157cm" svg:x="5.7cm" svg:y="20.543cm">
          <text:p text:style-name="P1"><text:span text:style-name="T2">Number is set to fals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cm" svg:height="3.1cm" svg:x="8.8cm" svg:y="22.4cm">
          <text:p text:style-name="P1"><text:span text:style-name="T4">I</text:span><text:span text:style-name="T4">f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p</text:span><text:span text:style-name="T4">u</text:span><text:span text:style-name="T4">t </text:span><text:span text:style-name="T4">i</text:span><text:span text:style-name="T4">s</text:span><text:span text:style-name="T4"> </text:span><text:span text:style-name="T4">n</text:span><text:span text:style-name="T4">o</text:span><text:span text:style-name="T4">t</text:span></text:p>
          <text:p text:style-name="P1"><text:span text:style-name="T4"><text:s/>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/text:p>
          <text:p text:style-name="P1"><text:span text:style-name="T4"><text:s/>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 </text:span><text:span text:style-name="T4">i</text:span><text:span text:style-name="T4">s</text:span><text:span text:style-name="T4"> </text:span><text:span text:style-name="T4">s</text:span><text:span text:style-name="T4">e</text:span><text:span text:style-name="T4">t </text:span><text:span text:style-name="T4">t</text:span><text:span text:style-name="T4">o</text:span><text:span text:style-name="T4"> </text:span><text:span text:style-name="T4">t</text:span><text:span text:style-name="T4">r</text:span><text:span text:style-name="T4">u</text:span><text:span text:style-name="T4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8" draw:id="id8" draw:layer="layout" svg:width="4.1cm" svg:height="1.5cm" svg:x="14.5cm" svg:y="31.6cm">
          <text:p text:style-name="P1"><text:span text:style-name="T4">Writes to screen </text:span><text:span text:style-name="T4">“Enter </text:span></text:p>
          <text:p text:style-name="P1"><text:span text:style-name="T4">{student name}'s new </text:span><text:span text:style-name="T4">interest: ”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1cm" svg:height="1.5cm" svg:x="14.5cm" svg:y="33.5cm">
          <text:p text:style-name="P1"><text:span text:style-name="T4">Sets that students interest to the</text:span></text:p>
          <text:p text:style-name="P1"><text:span text:style-name="T4">User inpu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4.1cm" svg:height="1.5cm" svg:x="14.5cm" svg:y="35.4cm">
          <text:p text:style-name="P1"><text:span text:style-name="T4">Writes to screen “Change</text:span></text:p>
          <text:p text:style-name="P1"><text:span text:style-name="T4">Successful”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4.1cm" svg:height="1.5cm" svg:x="5.3cm" svg:y="26.1cm">
          <text:p text:style-name="P1"><text:span text:style-name="T4">Writes to screen “Invalid </text:span></text:p>
          <text:p text:style-name="P1"><text:span text:style-name="T4">Number” and “Change</text:span></text:p>
          <text:p text:style-name="P1"><text:span text:style-name="T4">Unsuccessful”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" draw:id="id5" draw:layer="layout" svg:width="4.1cm" svg:height="1.5cm" svg:x="11.2cm" svg:y="26.1cm">
          <text:p text:style-name="P1"><text:span text:style-name="T4">Changes the user input type</text:span></text:p>
          <text:p text:style-name="P1"><text:span text:style-name="T4">From String to integ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3.1cm" svg:height="3.1cm" svg:x="11.7cm" svg:y="27.9cm">
          <text:p text:style-name="P1"><text:span text:style-name="T4">If the user input</text:span></text:p>
          <text:p text:style-name="P1"><text:span text:style-name="T4">Is less than the</text:span></text:p>
          <text:p text:style-name="P1"><text:span text:style-name="T4">Number of</text:span></text:p>
          <text:p text:style-name="P1"><text:span text:style-name="T4">stud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7" draw:id="id7" draw:layer="layout" svg:width="4.1cm" svg:height="1.5cm" svg:x="8.1cm" svg:y="31.6cm">
          <text:p text:style-name="P1"><text:span text:style-name="T4">Writes to screen “Invalid </text:span></text:p>
          <text:p text:style-name="P1"><text:span text:style-name="T4">Number” and “Change</text:span></text:p>
          <text:p text:style-name="P1"><text:span text:style-name="T4">Unsuccessful”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0.2cm" svg:y1="2.4cm" svg:x2="10.2cm" svg:y2="3.3cm">
          <text:p/>
        </draw:line>
        <draw:line draw:style-name="gr9" draw:text-style-name="P7" draw:layer="layout" svg:x1="10.2cm" svg:y1="4.4cm" svg:x2="10.2cm" svg:y2="5.1cm">
          <text:p/>
        </draw:line>
        <draw:line draw:style-name="gr9" draw:text-style-name="P7" draw:layer="layout" svg:x1="10.2cm" svg:y1="6.2cm" svg:x2="10.2cm" svg:y2="6.9cm">
          <text:p/>
        </draw:line>
        <draw:line draw:style-name="gr9" draw:text-style-name="P7" draw:layer="layout" svg:x1="10.2cm" svg:y1="8cm" svg:x2="10.2cm" svg:y2="8.6cm">
          <text:p/>
        </draw:line>
        <draw:line draw:style-name="gr9" draw:text-style-name="P7" draw:layer="layout" svg:x1="10.2cm" svg:y1="10.8cm" svg:x2="10.2cm" svg:y2="11.2cm">
          <text:p/>
        </draw:line>
        <draw:line draw:style-name="gr9" draw:text-style-name="P7" draw:layer="layout" svg:x1="10.2cm" svg:y1="13cm" svg:x2="10.2cm" svg:y2="13.7cm">
          <text:p/>
        </draw:line>
        <draw:line draw:style-name="gr9" draw:text-style-name="P7" draw:layer="layout" svg:x1="10.2cm" svg:y1="16.8cm" svg:x2="10.2cm" svg:y2="17.2cm">
          <text:p/>
        </draw:line>
        <draw:connector draw:style-name="gr10" draw:text-style-name="P1" draw:layer="layout" svg:x1="11.8cm" svg:y1="18.75cm" svg:x2="13cm" svg:y2="20.5cm" draw:start-shape="id1" draw:start-glue-point="7" draw:end-shape="id2" draw:end-glue-point="0" svg:d="M11800 18750h1200v1750" svg:viewBox="0 0 1201 1751">
          <text:p/>
        </draw:connector>
        <draw:connector draw:style-name="gr10" draw:text-style-name="P1" draw:layer="layout" svg:x1="8.7cm" svg:y1="18.75cm" svg:x2="7.5cm" svg:y2="20.543cm" draw:start-shape="id1" draw:start-glue-point="5" draw:end-shape="id3" draw:end-glue-point="0" svg:d="M8700 18750h-1200v1793" svg:viewBox="0 0 1201 1794">
          <text:p/>
        </draw:connector>
        <draw:connector draw:style-name="gr10" draw:text-style-name="P1" draw:layer="layout" draw:line-skew="-0.2cm" svg:x1="7.5cm" svg:y1="21.7cm" svg:x2="13cm" svg:y2="21.657cm" draw:start-shape="id3" draw:start-glue-point="2" draw:end-shape="id2" draw:end-glue-point="2" svg:d="M7500 21700v300h5500v-343" svg:viewBox="0 0 5501 344">
          <text:p/>
        </draw:connector>
        <draw:line draw:style-name="gr9" draw:text-style-name="P7" xml:id="id15" draw:id="id15" draw:layer="layout" svg:x1="10.3cm" svg:y1="22.4cm" svg:x2="10.3cm" svg:y2="22cm">
          <text:p/>
        </draw:line>
        <draw:connector draw:style-name="gr10" draw:text-style-name="P1" draw:layer="layout" svg:x1="7.35cm" svg:y1="26.1cm" svg:x2="13.25cm" svg:y2="26.1cm" draw:start-shape="id4" draw:start-glue-point="0" draw:end-shape="id5" svg:d="M7350 26100v-501h5900v501" svg:viewBox="0 0 5901 502">
          <text:p/>
        </draw:connector>
        <draw:line draw:style-name="gr9" draw:text-style-name="P7" draw:layer="layout" svg:x1="10.3cm" svg:y1="25.5cm" svg:x2="10.3cm" svg:y2="25.6cm">
          <text:p/>
        </draw:line>
        <draw:line draw:style-name="gr9" draw:text-style-name="P7" draw:layer="layout" svg:x1="13.3cm" svg:y1="27.9cm" svg:x2="13.3cm" svg:y2="27.6cm">
          <text:p/>
        </draw:line>
        <draw:connector draw:style-name="gr10" draw:text-style-name="P1" draw:layer="layout" svg:x1="11.7cm" svg:y1="29.45cm" svg:x2="10.15cm" svg:y2="31.6cm" draw:start-shape="id6" draw:start-glue-point="5" draw:end-shape="id7" draw:end-glue-point="0" svg:d="M11700 29450h-1550v2150" svg:viewBox="0 0 1551 2151">
          <text:p/>
        </draw:connector>
        <draw:connector draw:style-name="gr10" draw:text-style-name="P1" draw:layer="layout" svg:x1="14.8cm" svg:y1="29.45cm" svg:x2="16.55cm" svg:y2="31.6cm" draw:start-shape="id6" draw:start-glue-point="7" draw:end-shape="id8" draw:end-glue-point="0" svg:d="M14800 29450h1750v2150" svg:viewBox="0 0 1751 2151">
          <text:p/>
        </draw:connector>
        <draw:connector draw:style-name="gr10" draw:text-style-name="P1" xml:id="id10" draw:id="id10" draw:layer="layout" svg:x1="10.15cm" svg:y1="33.1cm" svg:x2="16.55cm" svg:y2="36.9cm" draw:start-shape="id7" draw:start-glue-point="2" draw:end-shape="id9" draw:end-glue-point="2" svg:d="M10150 33100v4301h6400v-501" svg:viewBox="0 0 6401 4302">
          <text:p/>
        </draw:connector>
        <draw:connector draw:style-name="gr10" draw:text-style-name="P1" draw:layer="layout" svg:x1="7.35cm" svg:y1="27.6cm" svg:x2="13.35cm" svg:y2="37.401cm" draw:start-shape="id4" draw:start-glue-point="2" draw:end-shape="id10" draw:end-glue-point="0" svg:d="M7350 27600v10302h6000v-501" svg:viewBox="0 0 6001 10303">
          <text:p/>
        </draw:connector>
        <draw:custom-shape draw:style-name="gr8" draw:text-style-name="P5" draw:layer="layout" svg:width="4.1cm" svg:height="1.5cm" svg:x="8.2cm" svg:y="38.6cm">
          <text:p text:style-name="P1"><text:span text:style-name="T6">Writes to screen “</text:span><text:span text:style-name="T4">Do you </text:span></text:p>
          <text:p text:style-name="P1"><text:span text:style-name="T4">want to change another </text:span></text:p>
          <text:p text:style-name="P1"><text:span text:style-name="T4">interest feild? (y, n): ”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3.1cm" svg:height="3.1cm" svg:x="8.7cm" svg:y="40.7cm">
          <text:p text:style-name="P1"><text:span text:style-name="T4">If user input </text:span></text:p>
          <text:p text:style-name="P1"><text:span text:style-name="T4">Contains ‘n’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draw:layer="layout" svg:width="4.1cm" svg:height="1.5cm" svg:x="8.2cm" svg:y="38.6cm">
          <text:p text:style-name="P1"><text:span text:style-name="T6">Writes to screen “</text:span><text:span text:style-name="T4">Do you </text:span></text:p>
          <text:p text:style-name="P1"><text:span text:style-name="T4">want to change another </text:span></text:p>
          <text:p text:style-name="P1"><text:span text:style-name="T4">interest feild? (y, n): ” and</text:span></text:p>
          <text:p text:style-name="P1"><text:span text:style-name="T4">Stores the users responc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2" draw:id="id12" draw:layer="layout" svg:width="4.1cm" svg:height="1.5cm" svg:x="12.2cm" svg:y="43.9cm">
          <text:p text:style-name="P1"><text:span text:style-name="T4">Sets exit to true,</text:span></text:p>
          <text:p text:style-name="P1"><text:span text:style-name="T4">Returns to menu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0.3cm" svg:y1="37.9cm" svg:x2="10.3cm" svg:y2="38.6cm">
          <text:p/>
        </draw:line>
        <draw:line draw:style-name="gr9" draw:text-style-name="P7" draw:layer="layout" svg:x1="10.3cm" svg:y1="40.1cm" svg:x2="10.3cm" svg:y2="40.7cm">
          <text:p/>
        </draw:line>
        <draw:connector draw:style-name="gr10" draw:text-style-name="P1" draw:layer="layout" svg:x1="11.8cm" svg:y1="42.25cm" svg:x2="14.25cm" svg:y2="43.9cm" draw:start-shape="id11" draw:start-glue-point="7" draw:end-shape="id12" draw:end-glue-point="0" svg:d="M11800 42250h2450v1650" svg:viewBox="0 0 2451 1651">
          <text:p/>
        </draw:connector>
        <draw:connector draw:style-name="gr10" draw:text-style-name="P1" draw:layer="layout" draw:line-skew="-1.899cm 1.099cm" svg:x1="8.7cm" svg:y1="42.25cm" svg:x2="14.25cm" svg:y2="45.4cm" draw:start-shape="id11" draw:start-glue-point="5" draw:end-shape="id12" draw:end-glue-point="2" svg:d="M8700 42250h-2400v4750h7950v-1600" svg:viewBox="0 0 7951 4751">
          <text:p/>
        </draw:connector>
        <draw:custom-shape draw:style-name="gr11" draw:text-style-name="P1" draw:layer="layout" svg:width="2.2cm" svg:height="2.2cm" svg:x="9.1cm" svg:y="47.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xml:id="id13" draw:id="id13" draw:layer="layout" svg:x1="10.1cm" svg:y1="47cm" svg:x2="10.1cm" svg:y2="47.8cm">
          <text:p/>
        </draw:line>
        <draw:custom-shape draw:style-name="gr12" draw:text-style-name="P5" xml:id="id14" draw:id="id14" draw:layer="layout" svg:width="2.4cm" svg:height="2.4cm" svg:x="9cm" svg:y="6.8cm">
          <text:p text:style-name="P1"><text:span text:style-name="T4">WHILE </text:span></text:p>
          <text:p text:style-name="P1"><text:span text:style-name="T4">exit is fal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7" draw:layer="layout" svg:x1="10.2cm" svg:y1="9.2cm" svg:x2="10.2cm" svg:y2="9.7cm">
          <text:p/>
        </draw:line>
        <draw:connector draw:style-name="gr10" draw:text-style-name="P1" draw:layer="layout" draw:line-skew="-5.699cm" svg:x1="10.1cm" svg:y1="47.4cm" svg:x2="9cm" svg:y2="8cm" draw:start-shape="id13" draw:start-glue-point="1" draw:end-shape="id14" draw:end-glue-point="5" svg:d="M10100 47400h-7300v-39400h6200" svg:viewBox="0 0 7301 39401">
          <text:p/>
        </draw:connector>
        <draw:custom-shape draw:style-name="gr13" draw:text-style-name="P8" draw:layer="layout" svg:width="1.4cm" svg:height="1.4cm" svg:x="2.1cm" svg:y="31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7" xml:id="id16" draw:id="id16" draw:layer="layout" svg:x1="10.2cm" svg:y1="17cm" svg:x2="4.7cm" svg:y2="17cm">
          <text:p/>
        </draw:line>
        <draw:connector draw:style-name="gr14" draw:text-style-name="P1" draw:layer="layout" draw:line-skew="2.7cm" svg:x1="10.3cm" svg:y1="22.2cm" svg:x2="4.7cm" svg:y2="17cm" draw:start-shape="id15" draw:start-glue-point="1" draw:end-shape="id16" draw:end-glue-point="3" svg:d="M10300 22200h-5600v-5200" svg:viewBox="0 0 5601 5201">
          <text:p/>
        </draw:connector>
        <draw:custom-shape draw:style-name="gr13" draw:text-style-name="P8" draw:layer="layout" svg:width="1.4cm" svg:height="1.4cm" svg:x="4cm" svg:y="18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9" draw:layer="layout" svg:width="1.577cm" svg:height="0.839cm" svg:x="11.723cm" svg:y="17.9cm">
          <draw:text-box>
            <text:p><text:span text:style-name="T1">True</text:span></text:p>
          </draw:text-box>
        </draw:frame>
        <draw:frame draw:style-name="gr15" draw:text-style-name="P9" draw:layer="layout" svg:width="1.577cm" svg:height="0.839cm" svg:x="11.423cm" svg:y="24.7cm">
          <draw:text-box>
            <text:p><text:span text:style-name="T1">True</text:span></text:p>
          </draw:text-box>
        </draw:frame>
        <draw:frame draw:style-name="gr15" draw:text-style-name="P9" draw:layer="layout" svg:width="1.577cm" svg:height="0.839cm" svg:x="14.823cm" svg:y="28.5cm">
          <draw:text-box>
            <text:p><text:span text:style-name="T1">True</text:span></text:p>
          </draw:text-box>
        </draw:frame>
        <draw:frame draw:style-name="gr15" draw:text-style-name="P9" draw:layer="layout" svg:width="1.577cm" svg:height="0.839cm" svg:x="12.123cm" svg:y="41.261cm">
          <draw:text-box>
            <text:p><text:span text:style-name="T1">True</text:span></text:p>
          </draw:text-box>
        </draw:frame>
        <draw:frame draw:style-name="gr15" draw:text-style-name="P9" draw:layer="layout" svg:width="1.802cm" svg:height="0.839cm" svg:x="6.898cm" svg:y="17.761cm">
          <draw:text-box>
            <text:p><text:span text:style-name="T1">False</text:span></text:p>
          </draw:text-box>
        </draw:frame>
        <draw:frame draw:style-name="gr15" draw:text-style-name="P9" draw:layer="layout" svg:width="1.802cm" svg:height="0.839cm" svg:x="7.498cm" svg:y="24.7cm">
          <draw:text-box>
            <text:p><text:span text:style-name="T1">False</text:span></text:p>
          </draw:text-box>
        </draw:frame>
        <draw:frame draw:style-name="gr15" draw:text-style-name="P9" draw:layer="layout" svg:width="1.802cm" svg:height="0.839cm" svg:x="10.1cm" svg:y="28.461cm">
          <draw:text-box>
            <text:p><text:span text:style-name="T1">False</text:span></text:p>
          </draw:text-box>
        </draw:frame>
        <draw:frame draw:style-name="gr15" draw:text-style-name="P9" draw:layer="layout" svg:width="1.802cm" svg:height="0.839cm" svg:x="6.7cm" svg:y="41.361cm">
          <draw:text-box>
            <text:p><text:span text:style-name="T1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13:35:22.108733530</meta:creation-date>
    <dc:date>2019-11-18T14:28:44.880567017</dc:date>
    <meta:editing-duration>PT1M44S</meta:editing-duration>
    <meta:editing-cycles>2</meta:editing-cycles>
    <meta:generator>LibreOffice/6.0.7.3$Linux_X86_64 LibreOffice_project/00m0$Build-3</meta:generator>
    <meta:document-statistic meta:object-count="61"/>
  </office:meta>
</office:document-meta>
</file>